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withoutfill">
      <style:graphic-properties draw:stroke="dash" draw:stroke-dash="lasag" svg:stroke-width="0.025cm" draw:marker-start-width="0.266cm" draw:marker-end-width="0.266cm" draw:fill="none" draw:textarea-vertical-align="middle" fo:padding-top="0.137cm" fo:padding-bottom="0.137cm" fo:padding-left="0.262cm" fo:padding-right="0.262cm" draw:shadow-offset-x="0.203cm" draw:shadow-offset-y="0.203cm"/>
    </style:style>
    <style:style style:name="gr4" style:family="graphic" style:parent-style-name="objectwithoutfill">
      <style:graphic-properties svg:stroke-width="0.025cm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25cm" draw:marker-start-width="0.266cm" draw:marker-end="Rounded_20_short_20_Arrow" draw:marker-end-width="0.203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2.794cm" svg:x="4.81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0.602cm" svg:height="0.481cm" svg:x="3.152cm" svg:y="14.26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3" draw:text-style-name="P1" draw:layer="layout" svg:x1="3.386cm" svg:y1="14.924cm" svg:x2="3.373cm" svg:y2="15.182cm">
          <text:p/>
        </draw:line>
        <draw:line draw:style-name="gr4" draw:text-style-name="P1" draw:layer="layout" svg:x1="3.903cm" svg:y1="14.639cm" svg:x2="5.173cm" svg:y2="14.639cm">
          <text:p/>
        </draw:line>
        <draw:line draw:style-name="gr4" draw:text-style-name="P1" draw:layer="layout" svg:x1="3.897cm" svg:y1="14.839cm" svg:x2="5.167cm" svg:y2="14.839cm">
          <text:p/>
        </draw:line>
        <draw:line draw:style-name="gr4" draw:text-style-name="P1" draw:layer="layout" svg:x1="3.897cm" svg:y1="15.239cm" svg:x2="5.167cm" svg:y2="15.239cm">
          <text:p/>
        </draw:line>
        <draw:frame draw:style-name="gr2" draw:text-style-name="P1" draw:layer="layout" svg:width="0.609cm" svg:height="0.48cm" svg:x="3.152cm" svg:y="14.56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0.602cm" svg:height="0.48cm" svg:x="3.152cm" svg:y="15.16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" draw:layer="layout" svg:width="0.696cm" svg:height="0.48cm" svg:x="15.852cm" svg:y="14.26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0.704cm" svg:height="0.48cm" svg:x="15.852cm" svg:y="14.56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1" draw:layer="layout" svg:width="0.726cm" svg:height="0.48cm" svg:x="15.852cm" svg:y="15.16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4" draw:text-style-name="P1" draw:layer="layout" svg:x1="14.597cm" svg:y1="14.639cm" svg:x2="15.867cm" svg:y2="14.639cm">
          <text:p/>
        </draw:line>
        <draw:line draw:style-name="gr4" draw:text-style-name="P1" draw:layer="layout" svg:x1="14.591cm" svg:y1="14.839cm" svg:x2="15.861cm" svg:y2="14.839cm">
          <text:p/>
        </draw:line>
        <draw:line draw:style-name="gr4" draw:text-style-name="P1" draw:layer="layout" svg:x1="14.591cm" svg:y1="15.239cm" svg:x2="15.861cm" svg:y2="15.239cm">
          <text:p/>
        </draw:line>
        <draw:custom-shape draw:style-name="gr5" draw:text-style-name="P1" draw:layer="layout" svg:width="13.462cm" svg:height="6.096cm" svg:x="3.286cm" svg:y="12.8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2.032cm" svg:height="1.016cm" svg:x="5.22cm" svg:y="14.4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663cm" svg:height="0.636cm" svg:x="5.904cm" svg:y="14.61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7" draw:text-style-name="P1" draw:layer="layout" draw:type="line" svg:x1="10.953cm" svg:y1="13.936cm" svg:x2="12.521cm" svg:y2="14.936cm" draw:start-shape="id1" draw:start-glue-point="1" draw:end-shape="id2" draw:end-glue-point="3" svg:d="M10953 13936l1568 1000" svg:viewBox="0 0 1569 1001">
          <text:p/>
        </draw:connector>
        <draw:connector draw:style-name="gr7" draw:text-style-name="P1" draw:layer="layout" draw:type="line" svg:x1="10.953cm" svg:y1="16.636cm" svg:x2="12.521cm" svg:y2="14.936cm" draw:start-shape="id3" draw:start-glue-point="1" draw:end-shape="id2" draw:end-glue-point="3" svg:d="M10953 16636l1568-1700" svg:viewBox="0 0 1569 1701">
          <text:p/>
        </draw:connector>
        <draw:connector draw:style-name="gr7" draw:text-style-name="P1" draw:layer="layout" draw:type="line" svg:x1="7.252cm" svg:y1="14.935cm" svg:x2="8.921cm" svg:y2="13.936cm" draw:start-shape="id4" draw:end-shape="id1" draw:end-glue-point="3" svg:d="M7252 14935l1669-999" svg:viewBox="0 0 1670 1000">
          <text:p/>
        </draw:connector>
        <draw:custom-shape draw:style-name="gr6" draw:text-style-name="P1" xml:id="id1" draw:id="id1" draw:layer="layout" svg:width="2.032cm" svg:height="1.016cm" svg:x="8.921cm" svg:y="13.4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663cm" svg:height="0.636cm" svg:x="9.605cm" svg:y="13.61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6" draw:text-style-name="P1" xml:id="id2" draw:id="id2" draw:layer="layout" svg:width="2.032cm" svg:height="1.016cm" svg:x="12.521cm" svg:y="14.4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663cm" svg:height="0.636cm" svg:x="13.205cm" svg:y="14.61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" draw:layer="layout" svg:width="0.663cm" svg:height="0.636cm" svg:x="5.905cm" svg:y="14.61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8" draw:text-style-name="P1" xml:id="id3" draw:id="id3" draw:layer="layout" svg:width="2.032cm" svg:height="1.016cm" svg:x="8.921cm" svg:y="16.1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663cm" svg:height="0.636cm" svg:x="9.605cm" svg:y="16.314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8" draw:text-style-name="P1" xml:id="id5" draw:id="id5" draw:layer="layout" svg:width="2.032cm" svg:height="1.016cm" svg:x="6.221cm" svg:y="17.4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078cm" svg:height="0.665cm" svg:x="6.905cm" svg:y="17.61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8" draw:text-style-name="P1" xml:id="id6" draw:id="id6" draw:layer="layout" svg:width="2.032cm" svg:height="1.016cm" svg:x="11.922cm" svg:y="17.4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678cm" svg:height="0.665cm" svg:x="12.606cm" svg:y="17.615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onnector draw:style-name="gr7" draw:text-style-name="P1" draw:layer="layout" draw:type="line" svg:x1="8.253cm" svg:y1="17.936cm" svg:x2="11.922cm" svg:y2="17.937cm" draw:start-shape="id5" draw:start-glue-point="1" draw:end-shape="id6" draw:end-glue-point="3" svg:d="M8253 17936l3669 1" svg:viewBox="0 0 3670 2">
          <text:p/>
        </draw:connector>
        <draw:line draw:style-name="gr3" draw:text-style-name="P1" draw:layer="layout" svg:x1="16.088cm" svg:y1="14.924cm" svg:x2="16.075cm" svg:y2="15.1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102cm"/>
    <draw:stroke-dash draw:name="lasag" draw:style="rect" draw:dots1="1" draw:dots1-length="0.051cm" draw:dots2="1" draw:dots2-length="0.051cm" draw:distance="0.02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7T19:50:54.564166470</meta:creation-date>
    <dc:date>2016-01-15T23:40:39.724672003</dc:date>
    <dc:creator>Salah Eddine</dc:creator>
    <meta:editing-duration>PT18M6S</meta:editing-duration>
    <meta:editing-cycles>15</meta:editing-cycles>
    <meta:generator>LibreOffice/4.2.8.2$Linux_X86_64 LibreOffice_project/420m0$Build-2</meta:generator>
    <meta:document-statistic meta:object-count="33"/>
  </office:meta>
</office:document-meta>
</file>

<file path=Object 10/content.xml><?xml version="1.0" encoding="utf-8"?>
<math xmlns="http://www.w3.org/1998/Math/MathML" display="block">
  <semantics>
    <msub>
      <mi>O</mi>
      <msub>
        <mi>Q</mi>
        <mn>0</mn>
      </msub>
    </msub>
    <annotation encoding="StarMath 5.0">O_{Q_0}</annotation>
  </semantics>
</math>
</file>

<file path=Object 11/content.xml><?xml version="1.0" encoding="utf-8"?>
<math xmlns="http://www.w3.org/1998/Math/MathML" display="block">
  <semantics>
    <msub>
      <mi>O</mi>
      <msub>
        <mi>Q</mi>
        <mn>1</mn>
      </msub>
    </msub>
    <annotation encoding="StarMath 5.0">O_{Q_1}</annotation>
  </semantics>
</math>
</file>

<file path=Object 12/content.xml><?xml version="1.0" encoding="utf-8"?>
<math xmlns="http://www.w3.org/1998/Math/MathML" display="block">
  <semantics>
    <msub>
      <mi>O</mi>
      <msub>
        <mi>Q</mi>
        <mi>m</mi>
      </msub>
    </msub>
    <annotation encoding="StarMath 5.0">O_{Q_m}</annotation>
  </semantics>
</math>
</file>

<file path=Object 15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7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18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9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0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n-1}</annotation>
  </semantics>
</math>
</file>

<file path=Object 21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7/content.xml><?xml version="1.0" encoding="utf-8"?>
<math xmlns="http://www.w3.org/1998/Math/MathML" display="block">
  <semantics>
    <msub>
      <mi>I</mi>
      <msub>
        <mi>Q</mi>
        <mn>0</mn>
      </msub>
    </msub>
    <annotation encoding="StarMath 5.0">I_{Q_0}</annotation>
  </semantics>
</math>
</file>

<file path=Object 8/content.xml><?xml version="1.0" encoding="utf-8"?>
<math xmlns="http://www.w3.org/1998/Math/MathML" display="block">
  <semantics>
    <msub>
      <mi>I</mi>
      <msub>
        <mi>Q</mi>
        <mn>1</mn>
      </msub>
    </msub>
    <annotation encoding="StarMath 5.0">I_{Q_1}</annotation>
  </semantics>
</math>
</file>

<file path=Object 9/content.xml><?xml version="1.0" encoding="utf-8"?>
<math xmlns="http://www.w3.org/1998/Math/MathML" display="block">
  <semantics>
    <msub>
      <mi>I</mi>
      <msub>
        <mi>Q</mi>
        <mi>n</mi>
      </msub>
    </msub>
    <annotation encoding="StarMath 5.0">I_{Q_n}</annotation>
  </semantics>
</math>
</file>